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1819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V" table:style-name="ta1">
        <table:shapes>
          <draw:frame draw:z-index="0" draw:style-name="gr1" draw:text-style-name="P2" svg:width="9.5984in" svg:height="5.3988in" svg:x="10.0043in" svg:y="0.1748in">
            <draw:object draw:notify-on-update-of-ranges="12V.C1:12V.C1 12V.C2:12V.C12 12V.I2:12V.I12 12V.I13:12V.I23 12V.C13:12V.C23 12V.I24:12V.I34 12V.C24:12V.C34" xlink:href="./Object 1" xlink:type="simple" xlink:show="embed" xlink:actuate="onLoad">
              <loext:p text:style-name="P1">e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LIo</text:p>
          </table:table-cell>
          <table:table-cell office:value-type="string" calcext:value-type="string">
            <text:p>D2ViT</text:p>
          </table:table-cell>
          <table:table-cell office:value-type="string" calcext:value-type="string">
            <text:p>(2LIo/D2ViT)+1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]*[.A2]" office:value-type="float" office:value="0.0000094" calcext:value-type="float">
            <text:p>9.4E-06</text:p>
          </table:table-cell>
          <table:table-cell table:formula="of:=[.C2]*[.C2]*[.B2]*[.E2]" office:value-type="float" office:value="0.00000004" calcext:value-type="float">
            <text:p>4.0E-08</text:p>
          </table:table-cell>
          <table:table-cell table:formula="of:=([.F2]/[.G2])+1" office:value-type="float" office:value="236" calcext:value-type="float">
            <text:p>2.4E+02</text:p>
          </table:table-cell>
          <table:table-cell table:formula="of:=[.B2]/[.H2]" office:value-type="float" office:value="0.0508474576271187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]*[.A3]" office:value-type="float" office:value="0.0000094" calcext:value-type="float">
            <text:p>9.4E-06</text:p>
          </table:table-cell>
          <table:table-cell table:formula="of:=[.C3]*[.C3]*[.B3]*[.E3]" office:value-type="float" office:value="0.000004" calcext:value-type="float">
            <text:p>4.0E-06</text:p>
          </table:table-cell>
          <table:table-cell table:formula="of:=([.F3]/[.G3])+1" office:value-type="float" office:value="3.35" calcext:value-type="float">
            <text:p>3.3E+00</text:p>
          </table:table-cell>
          <table:table-cell table:formula="of:=[.B3]/[.H3]" office:value-type="float" office:value="3.58208955223881" calcext:value-type="float">
            <text:p>3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4]*[.A4]" office:value-type="float" office:value="0.0000094" calcext:value-type="float">
            <text:p>9.4E-06</text:p>
          </table:table-cell>
          <table:table-cell table:formula="of:=[.C4]*[.C4]*[.B4]*[.E4]" office:value-type="float" office:value="0.000016" calcext:value-type="float">
            <text:p>1.6E-05</text:p>
          </table:table-cell>
          <table:table-cell table:formula="of:=([.F4]/[.G4])+1" office:value-type="float" office:value="1.5875" calcext:value-type="float">
            <text:p>1.6E+00</text:p>
          </table:table-cell>
          <table:table-cell table:formula="of:=[.B4]/[.H4]" office:value-type="float" office:value="7.55905511811024" calcext:value-type="float">
            <text:p>7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5]*[.A5]" office:value-type="float" office:value="0.0000094" calcext:value-type="float">
            <text:p>9.4E-06</text:p>
          </table:table-cell>
          <table:table-cell table:formula="of:=[.C5]*[.C5]*[.B5]*[.E5]" office:value-type="float" office:value="0.000036" calcext:value-type="float">
            <text:p>3.6E-05</text:p>
          </table:table-cell>
          <table:table-cell table:formula="of:=([.F5]/[.G5])+1" office:value-type="float" office:value="1.26111111111111" calcext:value-type="float">
            <text:p>1.3E+00</text:p>
          </table:table-cell>
          <table:table-cell table:formula="of:=[.B5]/[.H5]" office:value-type="float" office:value="9.51541850220264" calcext:value-type="float">
            <text:p>9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6]*[.A6]" office:value-type="float" office:value="0.0000094" calcext:value-type="float">
            <text:p>9.4E-06</text:p>
          </table:table-cell>
          <table:table-cell table:formula="of:=[.C6]*[.C6]*[.B6]*[.E6]" office:value-type="float" office:value="0.000064" calcext:value-type="float">
            <text:p>6.4E-05</text:p>
          </table:table-cell>
          <table:table-cell table:formula="of:=([.F6]/[.G6])+1" office:value-type="float" office:value="1.146875" calcext:value-type="float">
            <text:p>1.1E+00</text:p>
          </table:table-cell>
          <table:table-cell table:formula="of:=[.B6]/[.H6]" office:value-type="float" office:value="10.4632152588556" calcext:value-type="float">
            <text:p>1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7]*[.A7]" office:value-type="float" office:value="0.0000094" calcext:value-type="float">
            <text:p>9.4E-06</text:p>
          </table:table-cell>
          <table:table-cell table:formula="of:=[.C7]*[.C7]*[.B7]*[.E7]" office:value-type="float" office:value="0.0001" calcext:value-type="float">
            <text:p>1.0E-04</text:p>
          </table:table-cell>
          <table:table-cell table:formula="of:=([.F7]/[.G7])+1" office:value-type="float" office:value="1.094" calcext:value-type="float">
            <text:p>1.1E+00</text:p>
          </table:table-cell>
          <table:table-cell table:formula="of:=[.B7]/[.H7]" office:value-type="float" office:value="10.9689213893967" calcext:value-type="float">
            <text:p>11.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8]*[.A8]" office:value-type="float" office:value="0.0000094" calcext:value-type="float">
            <text:p>9.4E-06</text:p>
          </table:table-cell>
          <table:table-cell table:formula="of:=[.C8]*[.C8]*[.B8]*[.E8]" office:value-type="float" office:value="0.000144" calcext:value-type="float">
            <text:p>1.4E-04</text:p>
          </table:table-cell>
          <table:table-cell table:formula="of:=([.F8]/[.G8])+1" office:value-type="float" office:value="1.06527777777778" calcext:value-type="float">
            <text:p>1.1E+00</text:p>
          </table:table-cell>
          <table:table-cell table:formula="of:=[.B8]/[.H8]" office:value-type="float" office:value="11.264667535854" calcext:value-type="float">
            <text:p>11.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9]*[.A9]" office:value-type="float" office:value="0.0000094" calcext:value-type="float">
            <text:p>9.4E-06</text:p>
          </table:table-cell>
          <table:table-cell table:formula="of:=[.C9]*[.C9]*[.B9]*[.E9]" office:value-type="float" office:value="0.000196" calcext:value-type="float">
            <text:p>2.0E-04</text:p>
          </table:table-cell>
          <table:table-cell table:formula="of:=([.F9]/[.G9])+1" office:value-type="float" office:value="1.04795918367347" calcext:value-type="float">
            <text:p>1.0E+00</text:p>
          </table:table-cell>
          <table:table-cell table:formula="of:=[.B9]/[.H9]" office:value-type="float" office:value="11.4508276533593" calcext:value-type="float">
            <text:p>11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0]*[.A10]" office:value-type="float" office:value="0.0000094" calcext:value-type="float">
            <text:p>9.4E-06</text:p>
          </table:table-cell>
          <table:table-cell table:formula="of:=[.C10]*[.C10]*[.B10]*[.E10]" office:value-type="float" office:value="0.000256" calcext:value-type="float">
            <text:p>2.6E-04</text:p>
          </table:table-cell>
          <table:table-cell table:formula="of:=([.F10]/[.G10])+1" office:value-type="float" office:value="1.03671875" calcext:value-type="float">
            <text:p>1.0E+00</text:p>
          </table:table-cell>
          <table:table-cell table:formula="of:=[.B10]/[.H10]" office:value-type="float" office:value="11.5749811605124" calcext:value-type="float">
            <text:p>11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1]*[.A11]" office:value-type="float" office:value="0.0000094" calcext:value-type="float">
            <text:p>9.4E-06</text:p>
          </table:table-cell>
          <table:table-cell table:formula="of:=[.C11]*[.C11]*[.B11]*[.E11]" office:value-type="float" office:value="0.000324" calcext:value-type="float">
            <text:p>3.2E-04</text:p>
          </table:table-cell>
          <table:table-cell table:formula="of:=([.F11]/[.G11])+1" office:value-type="float" office:value="1.02901234567901" calcext:value-type="float">
            <text:p>1.0E+00</text:p>
          </table:table-cell>
          <table:table-cell table:formula="of:=[.B11]/[.H11]" office:value-type="float" office:value="11.6616676664667" calcext:value-type="float">
            <text:p>11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2]*[.A12]" office:value-type="float" office:value="0.0000094" calcext:value-type="float">
            <text:p>9.4E-06</text:p>
          </table:table-cell>
          <table:table-cell table:formula="of:=[.C12]*[.C12]*[.B12]*[.E12]" office:value-type="float" office:value="0.0004" calcext:value-type="float">
            <text:p>4.0E-04</text:p>
          </table:table-cell>
          <table:table-cell table:formula="of:=([.F12]/[.G12])+1" office:value-type="float" office:value="1.0235" calcext:value-type="float">
            <text:p>1.0E+00</text:p>
          </table:table-cell>
          <table:table-cell table:formula="of:=[.B12]/[.H12]" office:value-type="float" office:value="11.7244748412311" calcext:value-type="float">
            <text:p>11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3]*[.A13]" office:value-type="float" office:value="0.0000188" calcext:value-type="float">
            <text:p>1.9E-05</text:p>
          </table:table-cell>
          <table:table-cell table:formula="of:=[.C13]*[.C13]*[.B13]*[.E13]" office:value-type="float" office:value="0.00000004" calcext:value-type="float">
            <text:p>4.0E-08</text:p>
          </table:table-cell>
          <table:table-cell table:formula="of:=([.F13]/[.G13])+1" office:value-type="float" office:value="471" calcext:value-type="float">
            <text:p>4.7E+02</text:p>
          </table:table-cell>
          <table:table-cell table:formula="of:=[.B13]/[.H13]" office:value-type="float" office:value="0.0254777070063694" calcext:value-type="float">
            <text:p>0.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4]*[.A14]" office:value-type="float" office:value="0.0000188" calcext:value-type="float">
            <text:p>1.9E-05</text:p>
          </table:table-cell>
          <table:table-cell table:formula="of:=[.C14]*[.C14]*[.B14]*[.E14]" office:value-type="float" office:value="0.000004" calcext:value-type="float">
            <text:p>4.0E-06</text:p>
          </table:table-cell>
          <table:table-cell table:formula="of:=([.F14]/[.G14])+1" office:value-type="float" office:value="5.7" calcext:value-type="float">
            <text:p>5.7E+00</text:p>
          </table:table-cell>
          <table:table-cell table:formula="of:=[.B14]/[.H14]" office:value-type="float" office:value="2.10526315789474" calcext:value-type="float">
            <text:p>2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5]*[.A15]" office:value-type="float" office:value="0.0000188" calcext:value-type="float">
            <text:p>1.9E-05</text:p>
          </table:table-cell>
          <table:table-cell table:formula="of:=[.C15]*[.C15]*[.B15]*[.E15]" office:value-type="float" office:value="0.000016" calcext:value-type="float">
            <text:p>1.6E-05</text:p>
          </table:table-cell>
          <table:table-cell table:formula="of:=([.F15]/[.G15])+1" office:value-type="float" office:value="2.175" calcext:value-type="float">
            <text:p>2.2E+00</text:p>
          </table:table-cell>
          <table:table-cell table:formula="of:=[.B15]/[.H15]" office:value-type="float" office:value="5.51724137931035" calcext:value-type="float">
            <text:p>5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6]*[.A16]" office:value-type="float" office:value="0.0000188" calcext:value-type="float">
            <text:p>1.9E-05</text:p>
          </table:table-cell>
          <table:table-cell table:formula="of:=[.C16]*[.C16]*[.B16]*[.E16]" office:value-type="float" office:value="0.000036" calcext:value-type="float">
            <text:p>3.6E-05</text:p>
          </table:table-cell>
          <table:table-cell table:formula="of:=([.F16]/[.G16])+1" office:value-type="float" office:value="1.52222222222222" calcext:value-type="float">
            <text:p>1.5E+00</text:p>
          </table:table-cell>
          <table:table-cell table:formula="of:=[.B16]/[.H16]" office:value-type="float" office:value="7.88321167883212" calcext:value-type="float">
            <text:p>7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7]*[.A17]" office:value-type="float" office:value="0.0000188" calcext:value-type="float">
            <text:p>1.9E-05</text:p>
          </table:table-cell>
          <table:table-cell table:formula="of:=[.C17]*[.C17]*[.B17]*[.E17]" office:value-type="float" office:value="0.000064" calcext:value-type="float">
            <text:p>6.4E-05</text:p>
          </table:table-cell>
          <table:table-cell table:formula="of:=([.F17]/[.G17])+1" office:value-type="float" office:value="1.29375" calcext:value-type="float">
            <text:p>1.3E+00</text:p>
          </table:table-cell>
          <table:table-cell table:formula="of:=[.B17]/[.H17]" office:value-type="float" office:value="9.27536231884058" calcext:value-type="float">
            <text:p>9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8]*[.A18]" office:value-type="float" office:value="0.0000188" calcext:value-type="float">
            <text:p>1.9E-05</text:p>
          </table:table-cell>
          <table:table-cell table:formula="of:=[.C18]*[.C18]*[.B18]*[.E18]" office:value-type="float" office:value="0.0001" calcext:value-type="float">
            <text:p>1.0E-04</text:p>
          </table:table-cell>
          <table:table-cell table:formula="of:=([.F18]/[.G18])+1" office:value-type="float" office:value="1.188" calcext:value-type="float">
            <text:p>1.2E+00</text:p>
          </table:table-cell>
          <table:table-cell table:formula="of:=[.B18]/[.H18]" office:value-type="float" office:value="10.1010101010101" calcext:value-type="float">
            <text:p>1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9]*[.A19]" office:value-type="float" office:value="0.0000188" calcext:value-type="float">
            <text:p>1.9E-05</text:p>
          </table:table-cell>
          <table:table-cell table:formula="of:=[.C19]*[.C19]*[.B19]*[.E19]" office:value-type="float" office:value="0.000144" calcext:value-type="float">
            <text:p>1.4E-04</text:p>
          </table:table-cell>
          <table:table-cell table:formula="of:=([.F19]/[.G19])+1" office:value-type="float" office:value="1.13055555555556" calcext:value-type="float">
            <text:p>1.1E+00</text:p>
          </table:table-cell>
          <table:table-cell table:formula="of:=[.B19]/[.H19]" office:value-type="float" office:value="10.6142506142506" calcext:value-type="float">
            <text:p>10.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0]*[.A20]" office:value-type="float" office:value="0.0000188" calcext:value-type="float">
            <text:p>1.9E-05</text:p>
          </table:table-cell>
          <table:table-cell table:formula="of:=[.C20]*[.C20]*[.B20]*[.E20]" office:value-type="float" office:value="0.000196" calcext:value-type="float">
            <text:p>2.0E-04</text:p>
          </table:table-cell>
          <table:table-cell table:formula="of:=([.F20]/[.G20])+1" office:value-type="float" office:value="1.09591836734694" calcext:value-type="float">
            <text:p>1.1E+00</text:p>
          </table:table-cell>
          <table:table-cell table:formula="of:=[.B20]/[.H20]" office:value-type="float" office:value="10.9497206703911" calcext:value-type="float">
            <text:p>10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1]*[.A21]" office:value-type="float" office:value="0.0000188" calcext:value-type="float">
            <text:p>1.9E-05</text:p>
          </table:table-cell>
          <table:table-cell table:formula="of:=[.C21]*[.C21]*[.B21]*[.E21]" office:value-type="float" office:value="0.000256" calcext:value-type="float">
            <text:p>2.6E-04</text:p>
          </table:table-cell>
          <table:table-cell table:formula="of:=([.F21]/[.G21])+1" office:value-type="float" office:value="1.0734375" calcext:value-type="float">
            <text:p>1.1E+00</text:p>
          </table:table-cell>
          <table:table-cell table:formula="of:=[.B21]/[.H21]" office:value-type="float" office:value="11.17903930131" calcext:value-type="float">
            <text:p>11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2]*[.A22]" office:value-type="float" office:value="0.0000188" calcext:value-type="float">
            <text:p>1.9E-05</text:p>
          </table:table-cell>
          <table:table-cell table:formula="of:=[.C22]*[.C22]*[.B22]*[.E22]" office:value-type="float" office:value="0.000324" calcext:value-type="float">
            <text:p>3.2E-04</text:p>
          </table:table-cell>
          <table:table-cell table:formula="of:=([.F22]/[.G22])+1" office:value-type="float" office:value="1.05802469135802" calcext:value-type="float">
            <text:p>1.1E+00</text:p>
          </table:table-cell>
          <table:table-cell table:formula="of:=[.B22]/[.H22]" office:value-type="float" office:value="11.3418903150525" calcext:value-type="float">
            <text:p>11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3]*[.A23]" office:value-type="float" office:value="0.0000188" calcext:value-type="float">
            <text:p>1.9E-05</text:p>
          </table:table-cell>
          <table:table-cell table:formula="of:=[.C23]*[.C23]*[.B23]*[.E23]" office:value-type="float" office:value="0.0004" calcext:value-type="float">
            <text:p>4.0E-04</text:p>
          </table:table-cell>
          <table:table-cell table:formula="of:=([.F23]/[.G23])+1" office:value-type="float" office:value="1.047" calcext:value-type="float">
            <text:p>1.0E+00</text:p>
          </table:table-cell>
          <table:table-cell table:formula="of:=[.B23]/[.H23]" office:value-type="float" office:value="11.4613180515759" calcext:value-type="float">
            <text:p>11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4]*[.A24]" office:value-type="float" office:value="0.0000282" calcext:value-type="float">
            <text:p>2.8E-05</text:p>
          </table:table-cell>
          <table:table-cell table:formula="of:=[.C24]*[.C24]*[.B24]*[.E24]" office:value-type="float" office:value="0.00000004" calcext:value-type="float">
            <text:p>4.0E-08</text:p>
          </table:table-cell>
          <table:table-cell table:formula="of:=([.F24]/[.G24])+1" office:value-type="float" office:value="706" calcext:value-type="float">
            <text:p>7.1E+02</text:p>
          </table:table-cell>
          <table:table-cell table:formula="of:=[.B24]/[.H24]" office:value-type="float" office:value="0.0169971671388102" calcext:value-type="float">
            <text:p>0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5]*[.A25]" office:value-type="float" office:value="0.0000282" calcext:value-type="float">
            <text:p>2.8E-05</text:p>
          </table:table-cell>
          <table:table-cell table:formula="of:=[.C25]*[.C25]*[.B25]*[.E25]" office:value-type="float" office:value="0.000004" calcext:value-type="float">
            <text:p>4.0E-06</text:p>
          </table:table-cell>
          <table:table-cell table:formula="of:=([.F25]/[.G25])+1" office:value-type="float" office:value="8.05" calcext:value-type="float">
            <text:p>8.0E+00</text:p>
          </table:table-cell>
          <table:table-cell table:formula="of:=[.B25]/[.H25]" office:value-type="float" office:value="1.49068322981367" calcext:value-type="float">
            <text:p>1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6]*[.A26]" office:value-type="float" office:value="0.0000282" calcext:value-type="float">
            <text:p>2.8E-05</text:p>
          </table:table-cell>
          <table:table-cell table:formula="of:=[.C26]*[.C26]*[.B26]*[.E26]" office:value-type="float" office:value="0.000016" calcext:value-type="float">
            <text:p>1.6E-05</text:p>
          </table:table-cell>
          <table:table-cell table:formula="of:=([.F26]/[.G26])+1" office:value-type="float" office:value="2.7625" calcext:value-type="float">
            <text:p>2.8E+00</text:p>
          </table:table-cell>
          <table:table-cell table:formula="of:=[.B26]/[.H26]" office:value-type="float" office:value="4.34389140271493" calcext:value-type="float">
            <text:p>4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7]*[.A27]" office:value-type="float" office:value="0.0000282" calcext:value-type="float">
            <text:p>2.8E-05</text:p>
          </table:table-cell>
          <table:table-cell table:formula="of:=[.C27]*[.C27]*[.B27]*[.E27]" office:value-type="float" office:value="0.000036" calcext:value-type="float">
            <text:p>3.6E-05</text:p>
          </table:table-cell>
          <table:table-cell table:formula="of:=([.F27]/[.G27])+1" office:value-type="float" office:value="1.78333333333333" calcext:value-type="float">
            <text:p>1.8E+00</text:p>
          </table:table-cell>
          <table:table-cell table:formula="of:=[.B27]/[.H27]" office:value-type="float" office:value="6.72897196261682" calcext:value-type="float">
            <text:p>6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8]*[.A28]" office:value-type="float" office:value="0.0000282" calcext:value-type="float">
            <text:p>2.8E-05</text:p>
          </table:table-cell>
          <table:table-cell table:formula="of:=[.C28]*[.C28]*[.B28]*[.E28]" office:value-type="float" office:value="0.000064" calcext:value-type="float">
            <text:p>6.4E-05</text:p>
          </table:table-cell>
          <table:table-cell table:formula="of:=([.F28]/[.G28])+1" office:value-type="float" office:value="1.440625" calcext:value-type="float">
            <text:p>1.4E+00</text:p>
          </table:table-cell>
          <table:table-cell table:formula="of:=[.B28]/[.H28]" office:value-type="float" office:value="8.3297180043384" calcext:value-type="float">
            <text:p>8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9]*[.A29]" office:value-type="float" office:value="0.0000282" calcext:value-type="float">
            <text:p>2.8E-05</text:p>
          </table:table-cell>
          <table:table-cell table:formula="of:=[.C29]*[.C29]*[.B29]*[.E29]" office:value-type="float" office:value="0.0001" calcext:value-type="float">
            <text:p>1.0E-04</text:p>
          </table:table-cell>
          <table:table-cell table:formula="of:=([.F29]/[.G29])+1" office:value-type="float" office:value="1.282" calcext:value-type="float">
            <text:p>1.3E+00</text:p>
          </table:table-cell>
          <table:table-cell table:formula="of:=[.B29]/[.H29]" office:value-type="float" office:value="9.3603744149766" calcext:value-type="float">
            <text:p>9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0]*[.A30]" office:value-type="float" office:value="0.0000282" calcext:value-type="float">
            <text:p>2.8E-05</text:p>
          </table:table-cell>
          <table:table-cell table:formula="of:=[.C30]*[.C30]*[.B30]*[.E30]" office:value-type="float" office:value="0.000144" calcext:value-type="float">
            <text:p>1.4E-04</text:p>
          </table:table-cell>
          <table:table-cell table:formula="of:=([.F30]/[.G30])+1" office:value-type="float" office:value="1.19583333333333" calcext:value-type="float">
            <text:p>1.2E+00</text:p>
          </table:table-cell>
          <table:table-cell table:formula="of:=[.B30]/[.H30]" office:value-type="float" office:value="10.0348432055749" calcext:value-type="float">
            <text:p>10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1]*[.A31]" office:value-type="float" office:value="0.0000282" calcext:value-type="float">
            <text:p>2.8E-05</text:p>
          </table:table-cell>
          <table:table-cell table:formula="of:=[.C31]*[.C31]*[.B31]*[.E31]" office:value-type="float" office:value="0.000196" calcext:value-type="float">
            <text:p>2.0E-04</text:p>
          </table:table-cell>
          <table:table-cell table:formula="of:=([.F31]/[.G31])+1" office:value-type="float" office:value="1.14387755102041" calcext:value-type="float">
            <text:p>1.1E+00</text:p>
          </table:table-cell>
          <table:table-cell table:formula="of:=[.B31]/[.H31]" office:value-type="float" office:value="10.4906333630687" calcext:value-type="float">
            <text:p>10.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2]*[.A32]" office:value-type="float" office:value="0.0000282" calcext:value-type="float">
            <text:p>2.8E-05</text:p>
          </table:table-cell>
          <table:table-cell table:formula="of:=[.C32]*[.C32]*[.B32]*[.E32]" office:value-type="float" office:value="0.000256" calcext:value-type="float">
            <text:p>2.6E-04</text:p>
          </table:table-cell>
          <table:table-cell table:formula="of:=([.F32]/[.G32])+1" office:value-type="float" office:value="1.11015625" calcext:value-type="float">
            <text:p>1.1E+00</text:p>
          </table:table-cell>
          <table:table-cell table:formula="of:=[.B32]/[.H32]" office:value-type="float" office:value="10.8092892329346" calcext:value-type="float">
            <text:p>10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3]*[.A33]" office:value-type="float" office:value="0.0000282" calcext:value-type="float">
            <text:p>2.8E-05</text:p>
          </table:table-cell>
          <table:table-cell table:formula="of:=[.C33]*[.C33]*[.B33]*[.E33]" office:value-type="float" office:value="0.000324" calcext:value-type="float">
            <text:p>3.2E-04</text:p>
          </table:table-cell>
          <table:table-cell table:formula="of:=([.F33]/[.G33])+1" office:value-type="float" office:value="1.08703703703704" calcext:value-type="float">
            <text:p>1.1E+00</text:p>
          </table:table-cell>
          <table:table-cell table:formula="of:=[.B33]/[.H33]" office:value-type="float" office:value="11.0391822827939" calcext:value-type="float">
            <text:p>11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4]*[.A34]" office:value-type="float" office:value="0.0000282" calcext:value-type="float">
            <text:p>2.8E-05</text:p>
          </table:table-cell>
          <table:table-cell table:formula="of:=[.C34]*[.C34]*[.B34]*[.E34]" office:value-type="float" office:value="0.0004" calcext:value-type="float">
            <text:p>4.0E-04</text:p>
          </table:table-cell>
          <table:table-cell table:formula="of:=([.F34]/[.G34])+1" office:value-type="float" office:value="1.0705" calcext:value-type="float">
            <text:p>1.1E+00</text:p>
          </table:table-cell>
          <table:table-cell table:formula="of:=[.B34]/[.H34]" office:value-type="float" office:value="11.2097150864082" calcext:value-type="float">
            <text:p>11.2</text:p>
          </table:table-cell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V" table:style-name="ta1">
        <table:shapes>
          <draw:frame draw:z-index="0" draw:style-name="gr1" draw:text-style-name="P2" svg:width="9.5984in" svg:height="5.3988in" svg:x="10.0043in" svg:y="0.1748in">
            <draw:object draw:notify-on-update-of-ranges="24V.C2:24V.C12 24V.I2:24V.I12 24V.C13:24V.C23 24V.I13:24V.I23 24V.C24:24V.C34 24V.I24:24V.I34" xlink:href="./Object 2" xlink:type="simple" xlink:show="embed" xlink:actuate="onLoad">
              <loext:p text:style-name="P1">e</loext:p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LIo</text:p>
          </table:table-cell>
          <table:table-cell office:value-type="string" calcext:value-type="string">
            <text:p>D2ViT</text:p>
          </table:table-cell>
          <table:table-cell office:value-type="string" calcext:value-type="string">
            <text:p>(2LIo/D2ViT)+1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]*[.A2]" office:value-type="float" office:value="0.0000094" calcext:value-type="float">
            <text:p>9.4E-06</text:p>
          </table:table-cell>
          <table:table-cell table:formula="of:=[.C2]*[.C2]*[.B2]*[.E2]" office:value-type="float" office:value="0.00000008" calcext:value-type="float">
            <text:p>8.0E-08</text:p>
          </table:table-cell>
          <table:table-cell table:formula="of:=([.F2]/[.G2])+1" office:value-type="float" office:value="118.5" calcext:value-type="float">
            <text:p>1.2E+02</text:p>
          </table:table-cell>
          <table:table-cell table:formula="of:=[.B2]/[.H2]" office:value-type="float" office:value="0.2025316455696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]*[.A3]" office:value-type="float" office:value="0.0000094" calcext:value-type="float">
            <text:p>9.4E-06</text:p>
          </table:table-cell>
          <table:table-cell table:formula="of:=[.C3]*[.C3]*[.B3]*[.E3]" office:value-type="float" office:value="0.000008" calcext:value-type="float">
            <text:p>8.0E-06</text:p>
          </table:table-cell>
          <table:table-cell table:formula="of:=([.F3]/[.G3])+1" office:value-type="float" office:value="2.175" calcext:value-type="float">
            <text:p>2.2E+00</text:p>
          </table:table-cell>
          <table:table-cell table:formula="of:=[.B3]/[.H3]" office:value-type="float" office:value="11.0344827586207" calcext:value-type="float">
            <text:p>11.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4]*[.A4]" office:value-type="float" office:value="0.0000094" calcext:value-type="float">
            <text:p>9.4E-06</text:p>
          </table:table-cell>
          <table:table-cell table:formula="of:=[.C4]*[.C4]*[.B4]*[.E4]" office:value-type="float" office:value="0.000032" calcext:value-type="float">
            <text:p>3.2E-05</text:p>
          </table:table-cell>
          <table:table-cell table:formula="of:=([.F4]/[.G4])+1" office:value-type="float" office:value="1.29375" calcext:value-type="float">
            <text:p>1.3E+00</text:p>
          </table:table-cell>
          <table:table-cell table:formula="of:=[.B4]/[.H4]" office:value-type="float" office:value="18.5507246376812" calcext:value-type="float">
            <text:p>18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5]*[.A5]" office:value-type="float" office:value="0.0000094" calcext:value-type="float">
            <text:p>9.4E-06</text:p>
          </table:table-cell>
          <table:table-cell table:formula="of:=[.C5]*[.C5]*[.B5]*[.E5]" office:value-type="float" office:value="0.000072" calcext:value-type="float">
            <text:p>7.2E-05</text:p>
          </table:table-cell>
          <table:table-cell table:formula="of:=([.F5]/[.G5])+1" office:value-type="float" office:value="1.13055555555556" calcext:value-type="float">
            <text:p>1.1E+00</text:p>
          </table:table-cell>
          <table:table-cell table:formula="of:=[.B5]/[.H5]" office:value-type="float" office:value="21.2285012285012" calcext:value-type="float">
            <text:p>21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6]*[.A6]" office:value-type="float" office:value="0.0000094" calcext:value-type="float">
            <text:p>9.4E-06</text:p>
          </table:table-cell>
          <table:table-cell table:formula="of:=[.C6]*[.C6]*[.B6]*[.E6]" office:value-type="float" office:value="0.000128" calcext:value-type="float">
            <text:p>1.3E-04</text:p>
          </table:table-cell>
          <table:table-cell table:formula="of:=([.F6]/[.G6])+1" office:value-type="float" office:value="1.0734375" calcext:value-type="float">
            <text:p>1.1E+00</text:p>
          </table:table-cell>
          <table:table-cell table:formula="of:=[.B6]/[.H6]" office:value-type="float" office:value="22.3580786026201" calcext:value-type="float">
            <text:p>22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7]*[.A7]" office:value-type="float" office:value="0.0000094" calcext:value-type="float">
            <text:p>9.4E-06</text:p>
          </table:table-cell>
          <table:table-cell table:formula="of:=[.C7]*[.C7]*[.B7]*[.E7]" office:value-type="float" office:value="0.0002" calcext:value-type="float">
            <text:p>2.0E-04</text:p>
          </table:table-cell>
          <table:table-cell table:formula="of:=([.F7]/[.G7])+1" office:value-type="float" office:value="1.047" calcext:value-type="float">
            <text:p>1.0E+00</text:p>
          </table:table-cell>
          <table:table-cell table:formula="of:=[.B7]/[.H7]" office:value-type="float" office:value="22.9226361031519" calcext:value-type="float">
            <text:p>22.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8]*[.A8]" office:value-type="float" office:value="0.0000094" calcext:value-type="float">
            <text:p>9.4E-06</text:p>
          </table:table-cell>
          <table:table-cell table:formula="of:=[.C8]*[.C8]*[.B8]*[.E8]" office:value-type="float" office:value="0.000288" calcext:value-type="float">
            <text:p>2.9E-04</text:p>
          </table:table-cell>
          <table:table-cell table:formula="of:=([.F8]/[.G8])+1" office:value-type="float" office:value="1.03263888888889" calcext:value-type="float">
            <text:p>1.0E+00</text:p>
          </table:table-cell>
          <table:table-cell table:formula="of:=[.B8]/[.H8]" office:value-type="float" office:value="23.2414256893073" calcext:value-type="float">
            <text:p>23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9]*[.A9]" office:value-type="float" office:value="0.0000094" calcext:value-type="float">
            <text:p>9.4E-06</text:p>
          </table:table-cell>
          <table:table-cell table:formula="of:=[.C9]*[.C9]*[.B9]*[.E9]" office:value-type="float" office:value="0.000392" calcext:value-type="float">
            <text:p>3.9E-04</text:p>
          </table:table-cell>
          <table:table-cell table:formula="of:=([.F9]/[.G9])+1" office:value-type="float" office:value="1.02397959183673" calcext:value-type="float">
            <text:p>1.0E+00</text:p>
          </table:table-cell>
          <table:table-cell table:formula="of:=[.B9]/[.H9]" office:value-type="float" office:value="23.4379671150972" calcext:value-type="float">
            <text:p>23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0]*[.A10]" office:value-type="float" office:value="0.0000094" calcext:value-type="float">
            <text:p>9.4E-06</text:p>
          </table:table-cell>
          <table:table-cell table:formula="of:=[.C10]*[.C10]*[.B10]*[.E10]" office:value-type="float" office:value="0.000512" calcext:value-type="float">
            <text:p>5.1E-04</text:p>
          </table:table-cell>
          <table:table-cell table:formula="of:=([.F10]/[.G10])+1" office:value-type="float" office:value="1.018359375" calcext:value-type="float">
            <text:p>1.0E+00</text:p>
          </table:table-cell>
          <table:table-cell table:formula="of:=[.B10]/[.H10]" office:value-type="float" office:value="23.5673187571922" calcext:value-type="float">
            <text:p>23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1]*[.A11]" office:value-type="float" office:value="0.0000094" calcext:value-type="float">
            <text:p>9.4E-06</text:p>
          </table:table-cell>
          <table:table-cell table:formula="of:=[.C11]*[.C11]*[.B11]*[.E11]" office:value-type="float" office:value="0.000648" calcext:value-type="float">
            <text:p>6.5E-04</text:p>
          </table:table-cell>
          <table:table-cell table:formula="of:=([.F11]/[.G11])+1" office:value-type="float" office:value="1.01450617283951" calcext:value-type="float">
            <text:p>1.0E+00</text:p>
          </table:table-cell>
          <table:table-cell table:formula="of:=[.B11]/[.H11]" office:value-type="float" office:value="23.656829936112" calcext:value-type="float">
            <text:p>23.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2]*[.A12]" office:value-type="float" office:value="0.0000094" calcext:value-type="float">
            <text:p>9.4E-06</text:p>
          </table:table-cell>
          <table:table-cell table:formula="of:=[.C12]*[.C12]*[.B12]*[.E12]" office:value-type="float" office:value="0.0008" calcext:value-type="float">
            <text:p>8.0E-04</text:p>
          </table:table-cell>
          <table:table-cell table:formula="of:=([.F12]/[.G12])+1" office:value-type="float" office:value="1.01175" calcext:value-type="float">
            <text:p>1.0E+00</text:p>
          </table:table-cell>
          <table:table-cell table:formula="of:=[.B12]/[.H12]" office:value-type="float" office:value="23.7212750185322" calcext:value-type="float">
            <text:p>23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3]*[.A13]" office:value-type="float" office:value="0.0000188" calcext:value-type="float">
            <text:p>1.9E-05</text:p>
          </table:table-cell>
          <table:table-cell table:formula="of:=[.C13]*[.C13]*[.B13]*[.E13]" office:value-type="float" office:value="0.00000008" calcext:value-type="float">
            <text:p>8.0E-08</text:p>
          </table:table-cell>
          <table:table-cell table:formula="of:=([.F13]/[.G13])+1" office:value-type="float" office:value="236" calcext:value-type="float">
            <text:p>2.4E+02</text:p>
          </table:table-cell>
          <table:table-cell table:formula="of:=[.B13]/[.H13]" office:value-type="float" office:value="0.101694915254237" calcext:value-type="float">
            <text:p>0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4]*[.A14]" office:value-type="float" office:value="0.0000188" calcext:value-type="float">
            <text:p>1.9E-05</text:p>
          </table:table-cell>
          <table:table-cell table:formula="of:=[.C14]*[.C14]*[.B14]*[.E14]" office:value-type="float" office:value="0.000008" calcext:value-type="float">
            <text:p>8.0E-06</text:p>
          </table:table-cell>
          <table:table-cell table:formula="of:=([.F14]/[.G14])+1" office:value-type="float" office:value="3.35" calcext:value-type="float">
            <text:p>3.3E+00</text:p>
          </table:table-cell>
          <table:table-cell table:formula="of:=[.B14]/[.H14]" office:value-type="float" office:value="7.16417910447761" calcext:value-type="float">
            <text:p>7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5]*[.A15]" office:value-type="float" office:value="0.0000188" calcext:value-type="float">
            <text:p>1.9E-05</text:p>
          </table:table-cell>
          <table:table-cell table:formula="of:=[.C15]*[.C15]*[.B15]*[.E15]" office:value-type="float" office:value="0.000032" calcext:value-type="float">
            <text:p>3.2E-05</text:p>
          </table:table-cell>
          <table:table-cell table:formula="of:=([.F15]/[.G15])+1" office:value-type="float" office:value="1.5875" calcext:value-type="float">
            <text:p>1.6E+00</text:p>
          </table:table-cell>
          <table:table-cell table:formula="of:=[.B15]/[.H15]" office:value-type="float" office:value="15.1181102362205" calcext:value-type="float">
            <text:p>15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6]*[.A16]" office:value-type="float" office:value="0.0000188" calcext:value-type="float">
            <text:p>1.9E-05</text:p>
          </table:table-cell>
          <table:table-cell table:formula="of:=[.C16]*[.C16]*[.B16]*[.E16]" office:value-type="float" office:value="0.000072" calcext:value-type="float">
            <text:p>7.2E-05</text:p>
          </table:table-cell>
          <table:table-cell table:formula="of:=([.F16]/[.G16])+1" office:value-type="float" office:value="1.26111111111111" calcext:value-type="float">
            <text:p>1.3E+00</text:p>
          </table:table-cell>
          <table:table-cell table:formula="of:=[.B16]/[.H16]" office:value-type="float" office:value="19.0308370044053" calcext:value-type="float">
            <text:p>19.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7]*[.A17]" office:value-type="float" office:value="0.0000188" calcext:value-type="float">
            <text:p>1.9E-05</text:p>
          </table:table-cell>
          <table:table-cell table:formula="of:=[.C17]*[.C17]*[.B17]*[.E17]" office:value-type="float" office:value="0.000128" calcext:value-type="float">
            <text:p>1.3E-04</text:p>
          </table:table-cell>
          <table:table-cell table:formula="of:=([.F17]/[.G17])+1" office:value-type="float" office:value="1.146875" calcext:value-type="float">
            <text:p>1.1E+00</text:p>
          </table:table-cell>
          <table:table-cell table:formula="of:=[.B17]/[.H17]" office:value-type="float" office:value="20.9264305177112" calcext:value-type="float">
            <text:p>20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8]*[.A18]" office:value-type="float" office:value="0.0000188" calcext:value-type="float">
            <text:p>1.9E-05</text:p>
          </table:table-cell>
          <table:table-cell table:formula="of:=[.C18]*[.C18]*[.B18]*[.E18]" office:value-type="float" office:value="0.0002" calcext:value-type="float">
            <text:p>2.0E-04</text:p>
          </table:table-cell>
          <table:table-cell table:formula="of:=([.F18]/[.G18])+1" office:value-type="float" office:value="1.094" calcext:value-type="float">
            <text:p>1.1E+00</text:p>
          </table:table-cell>
          <table:table-cell table:formula="of:=[.B18]/[.H18]" office:value-type="float" office:value="21.9378427787934" calcext:value-type="float">
            <text:p>21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19]*[.A19]" office:value-type="float" office:value="0.0000188" calcext:value-type="float">
            <text:p>1.9E-05</text:p>
          </table:table-cell>
          <table:table-cell table:formula="of:=[.C19]*[.C19]*[.B19]*[.E19]" office:value-type="float" office:value="0.000288" calcext:value-type="float">
            <text:p>2.9E-04</text:p>
          </table:table-cell>
          <table:table-cell table:formula="of:=([.F19]/[.G19])+1" office:value-type="float" office:value="1.06527777777778" calcext:value-type="float">
            <text:p>1.1E+00</text:p>
          </table:table-cell>
          <table:table-cell table:formula="of:=[.B19]/[.H19]" office:value-type="float" office:value="22.529335071708" calcext:value-type="float">
            <text:p>2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0]*[.A20]" office:value-type="float" office:value="0.0000188" calcext:value-type="float">
            <text:p>1.9E-05</text:p>
          </table:table-cell>
          <table:table-cell table:formula="of:=[.C20]*[.C20]*[.B20]*[.E20]" office:value-type="float" office:value="0.000392" calcext:value-type="float">
            <text:p>3.9E-04</text:p>
          </table:table-cell>
          <table:table-cell table:formula="of:=([.F20]/[.G20])+1" office:value-type="float" office:value="1.04795918367347" calcext:value-type="float">
            <text:p>1.0E+00</text:p>
          </table:table-cell>
          <table:table-cell table:formula="of:=[.B20]/[.H20]" office:value-type="float" office:value="22.9016553067186" calcext:value-type="float">
            <text:p>22.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1]*[.A21]" office:value-type="float" office:value="0.0000188" calcext:value-type="float">
            <text:p>1.9E-05</text:p>
          </table:table-cell>
          <table:table-cell table:formula="of:=[.C21]*[.C21]*[.B21]*[.E21]" office:value-type="float" office:value="0.000512" calcext:value-type="float">
            <text:p>5.1E-04</text:p>
          </table:table-cell>
          <table:table-cell table:formula="of:=([.F21]/[.G21])+1" office:value-type="float" office:value="1.03671875" calcext:value-type="float">
            <text:p>1.0E+00</text:p>
          </table:table-cell>
          <table:table-cell table:formula="of:=[.B21]/[.H21]" office:value-type="float" office:value="23.1499623210249" calcext:value-type="float">
            <text:p>23.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2]*[.A22]" office:value-type="float" office:value="0.0000188" calcext:value-type="float">
            <text:p>1.9E-05</text:p>
          </table:table-cell>
          <table:table-cell table:formula="of:=[.C22]*[.C22]*[.B22]*[.E22]" office:value-type="float" office:value="0.000648" calcext:value-type="float">
            <text:p>6.5E-04</text:p>
          </table:table-cell>
          <table:table-cell table:formula="of:=([.F22]/[.G22])+1" office:value-type="float" office:value="1.02901234567901" calcext:value-type="float">
            <text:p>1.0E+00</text:p>
          </table:table-cell>
          <table:table-cell table:formula="of:=[.B22]/[.H22]" office:value-type="float" office:value="23.3233353329334" calcext:value-type="float">
            <text:p>23.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3]*[.A23]" office:value-type="float" office:value="0.0000188" calcext:value-type="float">
            <text:p>1.9E-05</text:p>
          </table:table-cell>
          <table:table-cell table:formula="of:=[.C23]*[.C23]*[.B23]*[.E23]" office:value-type="float" office:value="0.0008" calcext:value-type="float">
            <text:p>8.0E-04</text:p>
          </table:table-cell>
          <table:table-cell table:formula="of:=([.F23]/[.G23])+1" office:value-type="float" office:value="1.0235" calcext:value-type="float">
            <text:p>1.0E+00</text:p>
          </table:table-cell>
          <table:table-cell table:formula="of:=[.B23]/[.H23]" office:value-type="float" office:value="23.4489496824621" calcext:value-type="float">
            <text:p>23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4]*[.A24]" office:value-type="float" office:value="0.0000282" calcext:value-type="float">
            <text:p>2.8E-05</text:p>
          </table:table-cell>
          <table:table-cell table:formula="of:=[.C24]*[.C24]*[.B24]*[.E24]" office:value-type="float" office:value="0.00000008" calcext:value-type="float">
            <text:p>8.0E-08</text:p>
          </table:table-cell>
          <table:table-cell table:formula="of:=([.F24]/[.G24])+1" office:value-type="float" office:value="353.5" calcext:value-type="float">
            <text:p>3.5E+02</text:p>
          </table:table-cell>
          <table:table-cell table:formula="of:=[.B24]/[.H24]" office:value-type="float" office:value="0.0678925035360679" calcext:value-type="float">
            <text:p>0.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5]*[.A25]" office:value-type="float" office:value="0.0000282" calcext:value-type="float">
            <text:p>2.8E-05</text:p>
          </table:table-cell>
          <table:table-cell table:formula="of:=[.C25]*[.C25]*[.B25]*[.E25]" office:value-type="float" office:value="0.000008" calcext:value-type="float">
            <text:p>8.0E-06</text:p>
          </table:table-cell>
          <table:table-cell table:formula="of:=([.F25]/[.G25])+1" office:value-type="float" office:value="4.525" calcext:value-type="float">
            <text:p>4.5E+00</text:p>
          </table:table-cell>
          <table:table-cell table:formula="of:=[.B25]/[.H25]" office:value-type="float" office:value="5.30386740331492" calcext:value-type="float">
            <text:p>5.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6]*[.A26]" office:value-type="float" office:value="0.0000282" calcext:value-type="float">
            <text:p>2.8E-05</text:p>
          </table:table-cell>
          <table:table-cell table:formula="of:=[.C26]*[.C26]*[.B26]*[.E26]" office:value-type="float" office:value="0.000032" calcext:value-type="float">
            <text:p>3.2E-05</text:p>
          </table:table-cell>
          <table:table-cell table:formula="of:=([.F26]/[.G26])+1" office:value-type="float" office:value="1.88125" calcext:value-type="float">
            <text:p>1.9E+00</text:p>
          </table:table-cell>
          <table:table-cell table:formula="of:=[.B26]/[.H26]" office:value-type="float" office:value="12.7574750830565" calcext:value-type="float">
            <text:p>12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7]*[.A27]" office:value-type="float" office:value="0.0000282" calcext:value-type="float">
            <text:p>2.8E-05</text:p>
          </table:table-cell>
          <table:table-cell table:formula="of:=[.C27]*[.C27]*[.B27]*[.E27]" office:value-type="float" office:value="0.000072" calcext:value-type="float">
            <text:p>7.2E-05</text:p>
          </table:table-cell>
          <table:table-cell table:formula="of:=([.F27]/[.G27])+1" office:value-type="float" office:value="1.39166666666667" calcext:value-type="float">
            <text:p>1.4E+00</text:p>
          </table:table-cell>
          <table:table-cell table:formula="of:=[.B27]/[.H27]" office:value-type="float" office:value="17.2455089820359" calcext:value-type="float">
            <text:p>17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8]*[.A28]" office:value-type="float" office:value="0.0000282" calcext:value-type="float">
            <text:p>2.8E-05</text:p>
          </table:table-cell>
          <table:table-cell table:formula="of:=[.C28]*[.C28]*[.B28]*[.E28]" office:value-type="float" office:value="0.000128" calcext:value-type="float">
            <text:p>1.3E-04</text:p>
          </table:table-cell>
          <table:table-cell table:formula="of:=([.F28]/[.G28])+1" office:value-type="float" office:value="1.2203125" calcext:value-type="float">
            <text:p>1.2E+00</text:p>
          </table:table-cell>
          <table:table-cell table:formula="of:=[.B28]/[.H28]" office:value-type="float" office:value="19.6670934699104" calcext:value-type="float">
            <text:p>19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29]*[.A29]" office:value-type="float" office:value="0.0000282" calcext:value-type="float">
            <text:p>2.8E-05</text:p>
          </table:table-cell>
          <table:table-cell table:formula="of:=[.C29]*[.C29]*[.B29]*[.E29]" office:value-type="float" office:value="0.0002" calcext:value-type="float">
            <text:p>2.0E-04</text:p>
          </table:table-cell>
          <table:table-cell table:formula="of:=([.F29]/[.G29])+1" office:value-type="float" office:value="1.141" calcext:value-type="float">
            <text:p>1.1E+00</text:p>
          </table:table-cell>
          <table:table-cell table:formula="of:=[.B29]/[.H29]" office:value-type="float" office:value="21.034180543383" calcext:value-type="float">
            <text:p>21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0]*[.A30]" office:value-type="float" office:value="0.0000282" calcext:value-type="float">
            <text:p>2.8E-05</text:p>
          </table:table-cell>
          <table:table-cell table:formula="of:=[.C30]*[.C30]*[.B30]*[.E30]" office:value-type="float" office:value="0.000288" calcext:value-type="float">
            <text:p>2.9E-04</text:p>
          </table:table-cell>
          <table:table-cell table:formula="of:=([.F30]/[.G30])+1" office:value-type="float" office:value="1.09791666666667" calcext:value-type="float">
            <text:p>1.1E+00</text:p>
          </table:table-cell>
          <table:table-cell table:formula="of:=[.B30]/[.H30]" office:value-type="float" office:value="21.8595825426945" calcext:value-type="float">
            <text:p>21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1]*[.A31]" office:value-type="float" office:value="0.0000282" calcext:value-type="float">
            <text:p>2.8E-05</text:p>
          </table:table-cell>
          <table:table-cell table:formula="of:=[.C31]*[.C31]*[.B31]*[.E31]" office:value-type="float" office:value="0.000392" calcext:value-type="float">
            <text:p>3.9E-04</text:p>
          </table:table-cell>
          <table:table-cell table:formula="of:=([.F31]/[.G31])+1" office:value-type="float" office:value="1.0719387755102" calcext:value-type="float">
            <text:p>1.1E+00</text:p>
          </table:table-cell>
          <table:table-cell table:formula="of:=[.B31]/[.H31]" office:value-type="float" office:value="22.3893384102808" calcext:value-type="float">
            <text:p>22.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2]*[.A32]" office:value-type="float" office:value="0.0000282" calcext:value-type="float">
            <text:p>2.8E-05</text:p>
          </table:table-cell>
          <table:table-cell table:formula="of:=[.C32]*[.C32]*[.B32]*[.E32]" office:value-type="float" office:value="0.000512" calcext:value-type="float">
            <text:p>5.1E-04</text:p>
          </table:table-cell>
          <table:table-cell table:formula="of:=([.F32]/[.G32])+1" office:value-type="float" office:value="1.055078125" calcext:value-type="float">
            <text:p>1.1E+00</text:p>
          </table:table-cell>
          <table:table-cell table:formula="of:=[.B32]/[.H32]" office:value-type="float" office:value="22.7471306923362" calcext:value-type="float">
            <text:p>22.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3]*[.A33]" office:value-type="float" office:value="0.0000282" calcext:value-type="float">
            <text:p>2.8E-05</text:p>
          </table:table-cell>
          <table:table-cell table:formula="of:=[.C33]*[.C33]*[.B33]*[.E33]" office:value-type="float" office:value="0.000648" calcext:value-type="float">
            <text:p>6.5E-04</text:p>
          </table:table-cell>
          <table:table-cell table:formula="of:=([.F33]/[.G33])+1" office:value-type="float" office:value="1.04351851851852" calcext:value-type="float">
            <text:p>1.0E+00</text:p>
          </table:table-cell>
          <table:table-cell table:formula="of:=[.B33]/[.H33]" office:value-type="float" office:value="22.9991126885537" calcext:value-type="float">
            <text:p>23.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0.000047" office:value-type="float" office:value="0.000047" calcext:value-type="float">
            <text:p>4.7E-05</text:p>
          </table:table-cell>
          <table:table-cell table:formula="of:=1/(30000)" office:value-type="float" office:value="0.0000333333333333333" calcext:value-type="float">
            <text:p>3.3E-05</text:p>
          </table:table-cell>
          <table:table-cell table:formula="of:=2*[.D34]*[.A34]" office:value-type="float" office:value="0.0000282" calcext:value-type="float">
            <text:p>2.8E-05</text:p>
          </table:table-cell>
          <table:table-cell table:formula="of:=[.C34]*[.C34]*[.B34]*[.E34]" office:value-type="float" office:value="0.0008" calcext:value-type="float">
            <text:p>8.0E-04</text:p>
          </table:table-cell>
          <table:table-cell table:formula="of:=([.F34]/[.G34])+1" office:value-type="float" office:value="1.03525" calcext:value-type="float">
            <text:p>1.0E+00</text:p>
          </table:table-cell>
          <table:table-cell table:formula="of:=[.B34]/[.H34]" office:value-type="float" office:value="23.1828060854866" calcext:value-type="float">
            <text:p>23.2</text:p>
          </table:table-cell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4:49:17.566637341</meta:creation-date>
    <dc:date>2023-08-20T16:26:57.628550908</dc:date>
    <meta:editing-duration>PT1H37M40S</meta:editing-duration>
    <meta:editing-cycles>2</meta:editing-cycles>
    <meta:generator>LibreOffice/7.5.5.2$Linux_X86_64 LibreOffice_project/50$Build-2</meta:generator>
    <meta:document-statistic meta:table-count="2" meta:cell-count="6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81cm" svg:height="13.714cm" xlink:href=".." xlink:type="simple" chart:class="chart:scatter" chart:style-name="ch1">
        <chart:legend chart:legend-position="end" svg:x="20.259cm" svg:y="5.811cm" style:legend-expansion="high" chart:style-name="ch2"/>
        <chart:plot-area chart:style-name="ch3" table:cell-range-address="12V.C1:12V.C12 12V.I2:12V.I34" chart:data-source-has-labels="row" svg:x="0.515cm" svg:y="0.193cm" svg:width="19.31cm" svg:height="13.165cm">
          <chart:coordinate-region svg:x="1.427cm" svg:y="0.392cm" svg:width="18.158cm" svg:height="12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V.I2:12V.I12" loext:label-string="&quot;Io0.1&quot;" chart:class="chart:scatter">
            <chart:domain table:cell-range-address="12V.C2:12V.C12"/>
            <chart:data-point chart:repeated="11"/>
          </chart:series>
          <chart:series chart:style-name="ch8" chart:values-cell-range-address="12V.I13:12V.I23" loext:label-string="&quot;Io0.2&quot;" chart:class="chart:scatter">
            <chart:domain table:cell-range-address="12V.C13:12V.C23"/>
            <chart:regression-curve chart:style-name="ch9"/>
            <chart:data-point chart:repeated="11"/>
          </chart:series>
          <chart:series chart:style-name="ch10" chart:values-cell-range-address="12V.I24:12V.I34" loext:label-string="&quot;Io0.3&quot;" chart:class="chart:scatter">
            <chart:domain table:cell-range-address="12V.C24:12V.C3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o0.1</text:p>
              </table:table-cell>
              <table:table-cell office:value-type="string">
                <text:p>Column C</text:p>
              </table:table-cell>
              <table:table-cell office:value-type="string">
                <text:p>Io0.2</text:p>
              </table:table-cell>
              <table:table-cell office:value-type="string">
                <text:p>Column C</text:p>
              </table:table-cell>
              <table:table-cell office:value-type="string">
                <text:p>Io0.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12V.C2:12V.C12</svg:desc>
                </draw:g>
              </table:table-cell>
              <table:table-cell office:value-type="float" office:value="0.0508474576271187">
                <text:p>0.0508474576271187</text:p>
                <draw:g>
                  <svg:desc>12V.I2:12V.I12</svg:desc>
                </draw:g>
              </table:table-cell>
              <table:table-cell office:value-type="float" office:value="0.01">
                <text:p>0.01</text:p>
                <draw:g>
                  <svg:desc>12V.C13:12V.C23</svg:desc>
                </draw:g>
              </table:table-cell>
              <table:table-cell office:value-type="float" office:value="0.0254777070063694">
                <text:p>0.0254777070063694</text:p>
                <draw:g>
                  <svg:desc>12V.I13:12V.I23</svg:desc>
                </draw:g>
              </table:table-cell>
              <table:table-cell office:value-type="float" office:value="0.01">
                <text:p>0.01</text:p>
                <draw:g>
                  <svg:desc>12V.C24:12V.C34</svg:desc>
                </draw:g>
              </table:table-cell>
              <table:table-cell office:value-type="float" office:value="0.0169971671388102">
                <text:p>0.0169971671388102</text:p>
                <draw:g>
                  <svg:desc>12V.I24:12V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58208955223881">
                <text:p>3.58208955223881</text:p>
              </table:table-cell>
              <table:table-cell office:value-type="float" office:value="0.1">
                <text:p>0.1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0.1">
                <text:p>0.1</text:p>
              </table:table-cell>
              <table:table-cell office:value-type="float" office:value="1.49068322981367">
                <text:p>1.4906832298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.55905511811024">
                <text:p>7.55905511811024</text:p>
              </table:table-cell>
              <table:table-cell office:value-type="float" office:value="0.2">
                <text:p>0.2</text:p>
              </table:table-cell>
              <table:table-cell office:value-type="float" office:value="5.51724137931035">
                <text:p>5.51724137931035</text:p>
              </table:table-cell>
              <table:table-cell office:value-type="float" office:value="0.2">
                <text:p>0.2</text:p>
              </table:table-cell>
              <table:table-cell office:value-type="float" office:value="4.34389140271493">
                <text:p>4.34389140271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9.51541850220264">
                <text:p>9.51541850220264</text:p>
              </table:table-cell>
              <table:table-cell office:value-type="float" office:value="0.3">
                <text:p>0.3</text:p>
              </table:table-cell>
              <table:table-cell office:value-type="float" office:value="7.88321167883212">
                <text:p>7.88321167883212</text:p>
              </table:table-cell>
              <table:table-cell office:value-type="float" office:value="0.3">
                <text:p>0.3</text:p>
              </table:table-cell>
              <table:table-cell office:value-type="float" office:value="6.72897196261682">
                <text:p>6.72897196261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4632152588556">
                <text:p>10.4632152588556</text:p>
              </table:table-cell>
              <table:table-cell office:value-type="float" office:value="0.4">
                <text:p>0.4</text:p>
              </table:table-cell>
              <table:table-cell office:value-type="float" office:value="9.27536231884058">
                <text:p>9.27536231884058</text:p>
              </table:table-cell>
              <table:table-cell office:value-type="float" office:value="0.4">
                <text:p>0.4</text:p>
              </table:table-cell>
              <table:table-cell office:value-type="float" office:value="8.3297180043384">
                <text:p>8.329718004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9689213893967">
                <text:p>10.9689213893967</text:p>
              </table:table-cell>
              <table:table-cell office:value-type="float" office:value="0.5">
                <text:p>0.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0.5">
                <text:p>0.5</text:p>
              </table:table-cell>
              <table:table-cell office:value-type="float" office:value="9.3603744149766">
                <text:p>9.3603744149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264667535854">
                <text:p>11.264667535854</text:p>
              </table:table-cell>
              <table:table-cell office:value-type="float" office:value="0.6">
                <text:p>0.6</text:p>
              </table:table-cell>
              <table:table-cell office:value-type="float" office:value="10.6142506142506">
                <text:p>10.6142506142506</text:p>
              </table:table-cell>
              <table:table-cell office:value-type="float" office:value="0.6">
                <text:p>0.6</text:p>
              </table:table-cell>
              <table:table-cell office:value-type="float" office:value="10.0348432055749">
                <text:p>10.0348432055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.4508276533593">
                <text:p>11.4508276533593</text:p>
              </table:table-cell>
              <table:table-cell office:value-type="float" office:value="0.7">
                <text:p>0.7</text:p>
              </table:table-cell>
              <table:table-cell office:value-type="float" office:value="10.9497206703911">
                <text:p>10.9497206703911</text:p>
              </table:table-cell>
              <table:table-cell office:value-type="float" office:value="0.7">
                <text:p>0.7</text:p>
              </table:table-cell>
              <table:table-cell office:value-type="float" office:value="10.4906333630687">
                <text:p>10.4906333630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1.5749811605124">
                <text:p>11.5749811605124</text:p>
              </table:table-cell>
              <table:table-cell office:value-type="float" office:value="0.8">
                <text:p>0.8</text:p>
              </table:table-cell>
              <table:table-cell office:value-type="float" office:value="11.17903930131">
                <text:p>11.17903930131</text:p>
              </table:table-cell>
              <table:table-cell office:value-type="float" office:value="0.8">
                <text:p>0.8</text:p>
              </table:table-cell>
              <table:table-cell office:value-type="float" office:value="10.8092892329346">
                <text:p>10.8092892329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.6616676664667">
                <text:p>11.6616676664667</text:p>
              </table:table-cell>
              <table:table-cell office:value-type="float" office:value="0.9">
                <text:p>0.9</text:p>
              </table:table-cell>
              <table:table-cell office:value-type="float" office:value="11.3418903150525">
                <text:p>11.3418903150525</text:p>
              </table:table-cell>
              <table:table-cell office:value-type="float" office:value="0.9">
                <text:p>0.9</text:p>
              </table:table-cell>
              <table:table-cell office:value-type="float" office:value="11.0391822827939">
                <text:p>11.0391822827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7244748412311">
                <text:p>11.7244748412311</text:p>
              </table:table-cell>
              <table:table-cell office:value-type="float" office:value="1">
                <text:p>1</text:p>
              </table:table-cell>
              <table:table-cell office:value-type="float" office:value="11.4613180515759">
                <text:p>11.4613180515759</text:p>
              </table:table-cell>
              <table:table-cell office:value-type="float" office:value="1">
                <text:p>1</text:p>
              </table:table-cell>
              <table:table-cell office:value-type="float" office:value="11.2097150864082">
                <text:p>11.2097150864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81cm" svg:height="13.714cm" xlink:href=".." xlink:type="simple" chart:class="chart:scatter" chart:style-name="ch1">
        <chart:legend chart:legend-position="end" svg:x="20.365cm" svg:y="5.811cm" style:legend-expansion="high" chart:style-name="ch2"/>
        <chart:plot-area chart:style-name="ch3" table:cell-range-address="24V.C2:24V.C12 24V.I2:24V.I34" chart:data-source-has-labels="row" svg:x="0.515cm" svg:y="0.193cm" svg:width="19.31cm" svg:height="13.165cm">
          <chart:coordinate-region svg:x="1.427cm" svg:y="0.392cm" svg:width="18.158cm" svg:height="12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4V.I2:24V.I12" loext:label-string="&quot;Io.1&quot;" chart:class="chart:scatter">
            <chart:domain table:cell-range-address="24V.C2:24V.C12"/>
            <chart:data-point chart:repeated="11"/>
          </chart:series>
          <chart:series chart:style-name="ch8" chart:values-cell-range-address="24V.I13:24V.I23" loext:label-string="&quot;Io.2&quot;" chart:class="chart:scatter">
            <chart:domain table:cell-range-address="24V.C13:24V.C23"/>
            <chart:regression-curve chart:style-name="ch9">
              <chart:equation chart:display-equation="true" chart:display-r-square="true" svg:x="1.68cm" svg:y="0.672cm"/>
            </chart:regression-curve>
            <chart:data-point chart:repeated="11"/>
          </chart:series>
          <chart:series chart:style-name="ch10" chart:values-cell-range-address="24V.I24:24V.I34" loext:label-string="&quot;Io.3&quot;" chart:class="chart:scatter">
            <chart:domain table:cell-range-address="24V.C24:24V.C3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o.1</text:p>
              </table:table-cell>
              <table:table-cell office:value-type="string">
                <text:p>Column C</text:p>
              </table:table-cell>
              <table:table-cell office:value-type="string">
                <text:p>Io.2</text:p>
              </table:table-cell>
              <table:table-cell office:value-type="string">
                <text:p>Column C</text:p>
              </table:table-cell>
              <table:table-cell office:value-type="string">
                <text:p>Io.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24V.C2:24V.C12</svg:desc>
                </draw:g>
              </table:table-cell>
              <table:table-cell office:value-type="float" office:value="0.20253164556962">
                <text:p>0.20253164556962</text:p>
                <draw:g>
                  <svg:desc>24V.I2:24V.I12</svg:desc>
                </draw:g>
              </table:table-cell>
              <table:table-cell office:value-type="float" office:value="0.01">
                <text:p>0.01</text:p>
                <draw:g>
                  <svg:desc>24V.C13:24V.C23</svg:desc>
                </draw:g>
              </table:table-cell>
              <table:table-cell office:value-type="float" office:value="0.101694915254237">
                <text:p>0.101694915254237</text:p>
                <draw:g>
                  <svg:desc>24V.I13:24V.I23</svg:desc>
                </draw:g>
              </table:table-cell>
              <table:table-cell office:value-type="float" office:value="0.01">
                <text:p>0.01</text:p>
                <draw:g>
                  <svg:desc>24V.C24:24V.C34</svg:desc>
                </draw:g>
              </table:table-cell>
              <table:table-cell office:value-type="float" office:value="0.0678925035360679">
                <text:p>0.0678925035360679</text:p>
                <draw:g>
                  <svg:desc>24V.I24:24V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.0344827586207">
                <text:p>11.0344827586207</text:p>
              </table:table-cell>
              <table:table-cell office:value-type="float" office:value="0.1">
                <text:p>0.1</text:p>
              </table:table-cell>
              <table:table-cell office:value-type="float" office:value="7.16417910447761">
                <text:p>7.16417910447761</text:p>
              </table:table-cell>
              <table:table-cell office:value-type="float" office:value="0.1">
                <text:p>0.1</text:p>
              </table:table-cell>
              <table:table-cell office:value-type="float" office:value="5.30386740331492">
                <text:p>5.3038674033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8.5507246376812">
                <text:p>18.5507246376812</text:p>
              </table:table-cell>
              <table:table-cell office:value-type="float" office:value="0.2">
                <text:p>0.2</text:p>
              </table:table-cell>
              <table:table-cell office:value-type="float" office:value="15.1181102362205">
                <text:p>15.1181102362205</text:p>
              </table:table-cell>
              <table:table-cell office:value-type="float" office:value="0.2">
                <text:p>0.2</text:p>
              </table:table-cell>
              <table:table-cell office:value-type="float" office:value="12.7574750830565">
                <text:p>12.757475083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1.2285012285012">
                <text:p>21.2285012285012</text:p>
              </table:table-cell>
              <table:table-cell office:value-type="float" office:value="0.3">
                <text:p>0.3</text:p>
              </table:table-cell>
              <table:table-cell office:value-type="float" office:value="19.0308370044053">
                <text:p>19.0308370044053</text:p>
              </table:table-cell>
              <table:table-cell office:value-type="float" office:value="0.3">
                <text:p>0.3</text:p>
              </table:table-cell>
              <table:table-cell office:value-type="float" office:value="17.2455089820359">
                <text:p>17.2455089820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3580786026201">
                <text:p>22.3580786026201</text:p>
              </table:table-cell>
              <table:table-cell office:value-type="float" office:value="0.4">
                <text:p>0.4</text:p>
              </table:table-cell>
              <table:table-cell office:value-type="float" office:value="20.9264305177112">
                <text:p>20.9264305177112</text:p>
              </table:table-cell>
              <table:table-cell office:value-type="float" office:value="0.4">
                <text:p>0.4</text:p>
              </table:table-cell>
              <table:table-cell office:value-type="float" office:value="19.6670934699104">
                <text:p>19.6670934699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2.9226361031519">
                <text:p>22.9226361031519</text:p>
              </table:table-cell>
              <table:table-cell office:value-type="float" office:value="0.5">
                <text:p>0.5</text:p>
              </table:table-cell>
              <table:table-cell office:value-type="float" office:value="21.9378427787934">
                <text:p>21.9378427787934</text:p>
              </table:table-cell>
              <table:table-cell office:value-type="float" office:value="0.5">
                <text:p>0.5</text:p>
              </table:table-cell>
              <table:table-cell office:value-type="float" office:value="21.034180543383">
                <text:p>21.034180543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3.2414256893073">
                <text:p>23.2414256893073</text:p>
              </table:table-cell>
              <table:table-cell office:value-type="float" office:value="0.6">
                <text:p>0.6</text:p>
              </table:table-cell>
              <table:table-cell office:value-type="float" office:value="22.529335071708">
                <text:p>22.529335071708</text:p>
              </table:table-cell>
              <table:table-cell office:value-type="float" office:value="0.6">
                <text:p>0.6</text:p>
              </table:table-cell>
              <table:table-cell office:value-type="float" office:value="21.8595825426945">
                <text:p>21.8595825426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3.4379671150972">
                <text:p>23.4379671150972</text:p>
              </table:table-cell>
              <table:table-cell office:value-type="float" office:value="0.7">
                <text:p>0.7</text:p>
              </table:table-cell>
              <table:table-cell office:value-type="float" office:value="22.9016553067186">
                <text:p>22.9016553067186</text:p>
              </table:table-cell>
              <table:table-cell office:value-type="float" office:value="0.7">
                <text:p>0.7</text:p>
              </table:table-cell>
              <table:table-cell office:value-type="float" office:value="22.3893384102808">
                <text:p>22.3893384102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3.5673187571922">
                <text:p>23.5673187571922</text:p>
              </table:table-cell>
              <table:table-cell office:value-type="float" office:value="0.8">
                <text:p>0.8</text:p>
              </table:table-cell>
              <table:table-cell office:value-type="float" office:value="23.1499623210249">
                <text:p>23.1499623210249</text:p>
              </table:table-cell>
              <table:table-cell office:value-type="float" office:value="0.8">
                <text:p>0.8</text:p>
              </table:table-cell>
              <table:table-cell office:value-type="float" office:value="22.7471306923362">
                <text:p>22.747130692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3.656829936112">
                <text:p>23.656829936112</text:p>
              </table:table-cell>
              <table:table-cell office:value-type="float" office:value="0.9">
                <text:p>0.9</text:p>
              </table:table-cell>
              <table:table-cell office:value-type="float" office:value="23.3233353329334">
                <text:p>23.3233353329334</text:p>
              </table:table-cell>
              <table:table-cell office:value-type="float" office:value="0.9">
                <text:p>0.9</text:p>
              </table:table-cell>
              <table:table-cell office:value-type="float" office:value="22.9991126885537">
                <text:p>22.9991126885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.7212750185322">
                <text:p>23.7212750185322</text:p>
              </table:table-cell>
              <table:table-cell office:value-type="float" office:value="1">
                <text:p>1</text:p>
              </table:table-cell>
              <table:table-cell office:value-type="float" office:value="23.4489496824621">
                <text:p>23.4489496824621</text:p>
              </table:table-cell>
              <table:table-cell office:value-type="float" office:value="1">
                <text:p>1</text:p>
              </table:table-cell>
              <table:table-cell office:value-type="float" office:value="23.1828060854866">
                <text:p>23.1828060854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